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17755" officeooo:paragraph-rsid="00117755"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c8bdf" officeooo:paragraph-rsid="001c8bdf" style:font-size-asian="18pt" style:font-weight-asian="bold" style:font-size-complex="18pt" style:font-weight-complex="bold"/>
    </style:style>
    <style:style style:name="P3" style:family="paragraph" style:parent-style-name="Standard">
      <style:paragraph-properties fo:line-height="150%" fo:text-align="start" style:justify-single-word="false"/>
      <style:text-properties fo:font-size="18pt" style:text-underline-style="solid" style:text-underline-width="auto" style:text-underline-color="font-color" fo:font-weight="bold" officeooo:rsid="001c8bdf" officeooo:paragraph-rsid="001c8bdf"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normal" officeooo:rsid="00168cc6" officeooo:paragraph-rsid="00168cc6" style:font-size-asian="18pt" style:font-weight-asian="normal" style:font-size-complex="18pt" style:font-weight-complex="normal"/>
    </style:style>
    <style:style style:name="P5" style:family="paragraph" style:parent-style-name="Standard" style:list-style-name="L1">
      <style:paragraph-properties fo:line-height="150%" fo:text-align="start" style:justify-single-word="false"/>
      <style:text-properties fo:font-size="18pt" style:text-underline-style="none" fo:font-weight="normal" officeooo:rsid="001c8bdf" officeooo:paragraph-rsid="001c8bdf" style:font-size-asian="18pt" style:font-weight-asian="normal" style:font-size-complex="18pt" style:font-weight-complex="normal"/>
    </style:style>
    <style:style style:name="P6" style:family="paragraph" style:parent-style-name="Standard">
      <style:paragraph-properties fo:margin-top="0.101cm" fo:margin-bottom="0.101cm" loext:contextual-spacing="false" fo:line-height="115%" fo:text-align="start" style:justify-single-word="false"/>
      <style:text-properties fo:font-size="18pt" style:text-underline-style="none" fo:font-weight="normal" officeooo:rsid="00117755" officeooo:paragraph-rsid="00117755" style:font-size-asian="18pt" style:font-weight-asian="normal" style:font-size-complex="18pt" style:font-weight-complex="normal"/>
    </style:style>
    <style:style style:name="P7" style:family="paragraph" style:parent-style-name="Standard">
      <style:paragraph-properties fo:margin-top="0.101cm" fo:margin-bottom="0.101cm" loext:contextual-spacing="false" fo:line-height="115%" fo:text-align="start" style:justify-single-word="false"/>
      <style:text-properties fo:font-size="18pt" style:text-underline-style="none" fo:font-weight="normal" officeooo:rsid="00168cc6" officeooo:paragraph-rsid="00168cc6" style:font-size-asian="18pt" style:font-weight-asian="normal" style:font-size-complex="18pt" style:font-weight-complex="normal"/>
    </style:style>
    <style:style style:name="T1" style:family="text">
      <style:text-properties officeooo:rsid="00136868"/>
    </style:style>
    <style:style style:name="T2" style:family="text">
      <style:text-properties officeooo:rsid="001762bc"/>
    </style:style>
    <style:style style:name="T3" style:family="text">
      <style:text-properties officeooo:rsid="001aafa0"/>
    </style:style>
    <style:style style:name="T4" style:family="text">
      <style:text-properties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6">In today’s world of <text:span text:style-name="T1">interconnected technologies, network plays a vital role, at the same time it possesses a threat of cyber crime. Therefore, no system can be considered as invulnerable. For the same , it is important to quantify the risk level within a system and devise risk-prediction so that we can prepare for any upcoming forlorn incidents. So, to lower the risks we propose an idea of “In-depth analysis of network logs of devices and end systems using machine learning(ML) to alert with progress of readiness plan with behaviour prediction”. </text:span></text:p>
      <text:p text:style-name="P6"/>
      <text:p text:style-name="P7"><text:s/>ML has great advantages and holds a bright future ahead. But the same technology can inevitably be used to craft, automate and execute some serious crimes that can also be deadly for people. <text:span text:style-name="T3">Thus, we are building a risk prediction model which can report the abnormalities and vulnerabilities associated with the network. </text:span>In this system, we’ll analyse the <text:span text:style-name="T2">network log</text:span> file<text:span text:style-name="T2">s</text:span> that contain the <text:span text:style-name="T2">record</text:span> of <text:span text:style-name="T2">past</text:span> incidents.<text:span text:style-name="T2"> The dataset that is <text:s/>derived from the same will be used to analyse the level of risk in the system. The logic behind the process is based on the pattern in which the incidents occur and their behaviour towards the system. With this data we train the model. Once, the model is deployed it scans the network on continuous intervals to find any abnormal traffic or activities towards the end systems. As it detects any abnormality, it alerts the admin and takes immediate minor steps to prevent any damage to the user device. </text:span></text:p>
      <text:p text:style-name="P4"/>
      <text:p text:style-name="P4"/>
      <text:p text:style-name="P4"/>
      <text:p text:style-name="P4"><text:soft-page-break/></text:p>
      <text:p text:style-name="P4"/>
      <text:p text:style-name="P2">REFERENCES</text:p>
      <text:p text:style-name="P3"/>
      <text:list xml:id="list1496721597" text:style-name="L1">
        <text:list-item>
          <text:p text:style-name="P5">Bilge, L., Han, Y. and Dell'Amico, M., 2017, October. RiskTeller: Predicting the Risk of Cyber Incidents. In <text:span text:style-name="T4">Proceedings of the 2017 ACM SIGSAC Conference on Computer and Communications Security</text:span> (pp. 1299-1311). ACM.</text:p>
        </text:list-item>
        <text:list-item>
          <text:p text:style-name="P5">Rughani, P.H. and Bhatt, P., 2017. Machine learning forensics: A new branch of digital forensics. <text:span text:style-name="T4">International Journal of Advanced Research in Computer Science</text:span>, <text:span text:style-name="T4">8</text:span>(8).</text:p>
        </text:list-item>
        <text:list-item>
          <text:p text:style-name="P5">Mitchell, F., 2010. The use of Artificial Intelligence in digital forensics: An introduction. <text:span text:style-name="T4">Digital Evidence &amp; Elec. Signature L. Rev.</text:span>, <text:span text:style-name="T4">7</text:span>, p.35. </text:p>
        </text:list-item>
        <text:list-item>
          <text:p text:style-name="P5">Irons, A. and Lallie, H.S., 2014. Digital forensics to intelligent forensics. <text:span text:style-name="T4">Future Internet</text:span>, <text:span text:style-name="T4">6</text:span>(3), pp.584-596. </text:p>
        </text:list-item>
        <text:list-item>
          <text:p text:style-name="P5">Reith, M., Carr, C. and Gunsch, G., 2002. An examination of digital forensic models. <text:span text:style-name="T4">International Journal of Digital Evidence</text:span>, <text:span text:style-name="T4">1</text:span>(3), pp.1-12. </text:p>
        </text:list-item>
        <text:list-item>
          <text:p text:style-name="P5">Mukkamala, S. and Sung, A.H., 2003. Identifying significant features for network forensic analysis using artificial intelligent techniques. <text:span text:style-name="T4">International Journal of digital evidence</text:span>, <text:span text:style-name="T4">1</text:span>(4), pp.1-17.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21:56:55.587000000</meta:creation-date>
    <dc:date>2018-09-27T23:58:13.406000000</dc:date>
    <meta:editing-duration>PT7M25S</meta:editing-duration>
    <meta:editing-cycles>1</meta:editing-cycles>
    <meta:document-statistic meta:table-count="0" meta:image-count="0" meta:object-count="0" meta:page-count="2" meta:paragraph-count="10" meta:word-count="398" meta:character-count="2505" meta:non-whitespace-character-count="2115"/>
    <meta:generator>LibreOffice/6.0.4.2$Windows_X86_64 LibreOffice_project/9b0d9b32d5dcda91d2f1a96dc04c645c450872bf</meta:generator>
  </office:meta>
</office:document-meta>
</file>